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padding-top="0.254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Ultrafine_20_Dashe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Ultrafine_20_Dashed"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New'" style:font-family-generic="modern" style:font-pitch="fixed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color="#ffffff" fo:font-family="'Courier New'" style:font-family-generic="modern" style:font-pitch="fixed" fo:font-size="15pt" style:font-size-asian="15pt" style:font-size-complex="15pt"/>
    </style:style>
    <style:style style:name="P5" style:family="paragraph">
      <style:paragraph-properties fo:text-align="center"/>
      <style:text-properties fo:font-family="'Courier New'" style:font-family-generic="modern" style:font-pitch="fixed" fo:font-size="14pt" style:font-size-asian="14pt" style:font-size-complex="14pt"/>
    </style:style>
    <style:style style:name="T1" style:family="text">
      <style:text-properties fo:font-family="'Courier New'" style:font-style-name="Regular" style:font-family-generic="modern" style:font-pitch="fixed" style:font-family-asian="'Courier New'" style:font-style-name-asian="Regular" style:font-family-generic-asian="modern" style:font-pitch-asian="fixed" style:font-family-complex="'Courier New'" style:font-style-name-complex="Regular" style:font-family-generic-complex="modern" style:font-pitch-complex="fixed"/>
    </style:style>
    <style:style style:name="T2" style:family="text">
      <style:text-properties fo:color="#ffffff" fo:font-family="'Courier New'" style:font-family-generic="modern" style:font-pitch="fixed" fo:font-size="15pt" style:font-size-asian="15pt" style:font-size-complex="15pt"/>
    </style:style>
    <style:style style:name="T3" style:family="text">
      <style:text-properties style:text-position="sub 58%" fo:font-family="'Courier New'" style:font-style-name="Regular" style:font-family-generic="modern" style:font-pitch="fixed" fo:font-size="26pt" style:font-family-asian="'Courier New'" style:font-style-name-asian="Regular" style:font-family-generic-asian="modern" style:font-pitch-asian="fixed" style:font-size-asian="26pt" style:font-family-complex="'Courier New'" style:font-style-name-complex="Regular" style:font-family-generic-complex="modern" style:font-pitch-complex="fixed" style:font-size-complex="26pt"/>
    </style:style>
    <style:style style:name="T4" style:family="text">
      <style:text-properties style:text-position="0% 100%" fo:font-family="'Courier New'" style:font-family-generic="modern" style:font-pitch="fixed" fo:font-size="22pt" style:font-family-asian="'Courier New'" style:font-style-name-asian="Regular" style:font-family-generic-asian="modern" style:font-pitch-asian="fixed" style:font-size-asian="22pt" style:font-family-complex="'Courier New'" style:font-style-name-complex="Regular" style:font-family-generic-complex="modern" style:font-pitch-complex="fixed" style:font-size-complex="22pt"/>
    </style:style>
    <style:style style:name="T5" style:family="text">
      <style:text-properties style:text-position="sub 58%" fo:font-family="'Courier New'" style:font-family-generic="modern" style:font-pitch="fixed" fo:font-size="22pt" style:font-family-asian="'Courier New'" style:font-style-name-asian="Regular" style:font-family-generic-asian="modern" style:font-pitch-asian="fixed" style:font-size-asian="22pt" style:font-family-complex="'Courier New'" style:font-style-name-complex="Regular" style:font-family-generic-complex="modern" style:font-pitch-complex="fixed" style:font-size-complex="22pt"/>
    </style:style>
    <style:style style:name="T6" style:family="text">
      <style:text-properties fo:font-family="'Courier New'" style:font-style-name="Regular" style:font-family-generic="modern" style:font-pitch="fixed" fo:font-size="14pt" style:font-family-asian="'Courier New'" style:font-style-name-asian="Regular" style:font-family-generic-asian="modern" style:font-pitch-asian="fixed" style:font-size-asian="14pt" style:font-family-complex="'Courier New'" style:font-style-name-complex="Regular" style:font-family-generic-complex="modern" style:font-pitch-complex="fixed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17.272cm" svg:height="3.81cm" svg:x="0.875cm" svg:y="4.577cm">
          <text:p text:style-name="P1">Task<text:line-break/>Velocity Damping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262cm" svg:height="1.262cm" svg:x="16.486cm" svg:y="1.608cm">
          <text:p text:style-name="P1"><text:span text:style-name="T1">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.482cm" svg:height="2.255cm" svg:x="13.141cm" svg:y="5.4cm">
          <text:p text:style-name="P3"><text:span text:style-name="T2">constra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4.468cm" svg:y1="5.188cm" svg:x2="4.468cm" svg:y2="5.188cm" svg:d="m4468 5188">
          <text:p/>
        </draw:connector>
        <draw:connector draw:style-name="gr5" draw:text-style-name="P1" draw:layer="layout" svg:x1="17.117cm" svg:y1="2.87cm" svg:x2="16.623cm" svg:y2="6.528cm" draw:start-shape="id1" draw:start-glue-point="8" draw:end-shape="id2" draw:end-glue-point="10" svg:d="m17117 2870v1265h8v2393h-502">
          <text:p/>
        </draw:connector>
        <draw:custom-shape draw:style-name="gr2" draw:text-style-name="P2" xml:id="id3" draw:id="id3" draw:layer="layout" svg:width="1.262cm" svg:height="1.262cm" svg:x="14.25cm" svg:y="1.616cm">
          <text:p text:style-name="P1"><text:span text:style-name="T1">d</text:span><text:span text:style-name="T3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4.881cm" svg:y1="2.878cm" svg:x2="14.882cm" svg:y2="5.4cm" draw:start-shape="id3" draw:start-glue-point="8" draw:end-shape="id2" draw:end-glue-point="4" svg:d="m14881 2878v1261h1v1261">
          <text:p/>
        </draw:connector>
        <draw:connector draw:style-name="gr5" draw:text-style-name="P1" draw:layer="layout" draw:type="line" svg:x1="4.473cm" svg:y1="3.136cm" svg:x2="4.481cm" svg:y2="5.399cm" draw:end-shape="id4" draw:end-glue-point="4" svg:d="m4473 3136 8 2263">
          <text:p/>
        </draw:connector>
        <draw:custom-shape draw:style-name="gr3" draw:text-style-name="P4" xml:id="id4" draw:id="id4" draw:layer="layout" svg:width="3.482cm" svg:height="2.255cm" svg:x="2.74cm" svg:y="5.399cm">
          <text:p text:style-name="P3"><text:span text:style-name="T2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27cm" svg:height="1.27cm" svg:x="7.684cm" svg:y="0.362cm">
          <text:p><text:span text:style-name="T4">p</text:span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27cm" svg:height="1.27cm" svg:x="10.683cm" svg:y="0.361cm">
          <text:p><text:span text:style-name="T4">p</text:span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8.319cm" svg:y1="1.632cm" svg:x2="9.511cm" svg:y2="4.577cm" draw:start-shape="id5" draw:start-glue-point="8" draw:end-shape="id6" draw:end-glue-point="0" svg:d="m8319 1632 1192 2945">
          <text:p/>
        </draw:connector>
        <draw:connector draw:style-name="gr5" draw:text-style-name="P1" draw:layer="layout" draw:type="line" svg:x1="11.318cm" svg:y1="1.631cm" svg:x2="9.511cm" svg:y2="4.577cm" draw:start-shape="id7" draw:start-glue-point="8" draw:end-shape="id6" draw:end-glue-point="0" svg:d="m11318 1631-1807 2946">
          <text:p/>
        </draw:connector>
        <draw:connector draw:style-name="gr6" draw:text-style-name="P1" draw:layer="layout" draw:type="line" svg:x1="4.481cm" svg:y1="7.654cm" svg:x2="4.49cm" svg:y2="9.032cm" draw:start-shape="id4" draw:start-glue-point="8" svg:d="m4481 7654 9 1378">
          <text:p/>
        </draw:connector>
        <draw:custom-shape draw:style-name="gr2" draw:text-style-name="P5" draw:layer="layout" svg:width="3.729cm" svg:height="1.577cm" svg:x="2.607cm" svg:y="1.558cm">
          <text:p text:style-name="P1"><text:span text:style-name="T6">Jacobian</text:span></text:p>
          <text:p text:style-name="P1"><text:span text:style-name="T6">endeff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4.882cm" svg:y1="7.655cm" svg:x2="14.883cm" svg:y2="9.032cm" draw:start-shape="id2" draw:start-glue-point="8" svg:d="m14882 7655 1 1377">
          <text:p/>
        </draw:connector>
        <draw:custom-shape draw:style-name="gr2" draw:text-style-name="P1" draw:layer="layout" svg:width="0.889cm" svg:height="0.889cm" svg:x="3.429cm" svg:y="3.556cm">
          <text:p text:style-name="P1">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0.889cm" svg:height="0.889cm" svg:x="9.144cm" svg:y="2.921cm">
          <text:p text:style-name="P1">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0.889cm" svg:height="0.889cm" svg:x="13.97cm" svg:y="3.429cm">
          <text:p text:style-name="P1">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0.889cm" svg:height="0.889cm" svg:x="16.129cm" svg:y="3.556cm">
          <text:p text:style-name="P1">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sten </meta:initial-creator>
    <meta:creation-date>2014-03-16T20:28:55</meta:creation-date>
    <dc:date>2014-05-06T12:16:25</dc:date>
    <meta:editing-duration>PT2H22M46S</meta:editing-duration>
    <meta:editing-cycles>11</meta:editing-cycles>
    <meta:generator>LibreOffice/3.5$Linux_x86 LibreOffice_project/350m1$Build-2</meta:generator>
    <meta:document-statistic meta:object-count="20"/>
  </office:meta>
</office:document-meta>
</file>